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0cc275" officeooo:paragraph-rsid="000cc275" style:language-asian="zxx" style:country-asian="none" style:language-complex="zxx" style:country-complex="none"/>
    </style:style>
    <style:style style:name="P2" style:family="paragraph" style:parent-style-name="Standard">
      <style:paragraph-properties fo:break-before="page"/>
      <style:text-properties fo:language="fr" fo:country="FR" officeooo:rsid="000cc275" officeooo:paragraph-rsid="000cc275" style:language-asian="zxx" style:country-asian="none" style:language-complex="zxx" style:country-complex="none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style="italic" fo:background-color="#ffff00" loext:char-shading-value="0" style:font-style-asian="italic" style:font-style-complex="itali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ossier de Presse</text:p>
      <text:p text:style-name="Subtitle">Entreprise</text:p>
      <text:table-of-content text:style-name="Sect1" text:protected="true" text:name="Table des matières1">
        <text:table-of-content-source text:outline-level="2" text:use-index-marks="false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p text:style-name="P3"><text:a xlink:type="simple" xlink:href="#__RefHeading___Toc2205_1856726976" text:style-name="Index_20_Link" text:visited-style-name="Index_20_Link">Présentation<text:tab/>2</text:a></text:p>
          <text:p text:style-name="P3"><text:a xlink:type="simple" xlink:href="#__RefHeading___Toc2207_1856726976" text:style-name="Index_20_Link" text:visited-style-name="Index_20_Link">Comment est venue l’idée ?<text:tab/>2</text:a></text:p>
          <text:p text:style-name="P3"><text:a xlink:type="simple" xlink:href="#__RefHeading___Toc2209_1856726976" text:style-name="Index_20_Link" text:visited-style-name="Index_20_Link">Comment ça fonctionne ?<text:tab/>2</text:a></text:p>
          <text:p text:style-name="P3"><text:a xlink:type="simple" xlink:href="#__RefHeading___Toc2211_1856726976" text:style-name="Index_20_Link" text:visited-style-name="Index_20_Link">Pour qui ?<text:tab/>2</text:a></text:p>
          <text:p text:style-name="P3"><text:a xlink:type="simple" xlink:href="#__RefHeading___Toc2213_1856726976" text:style-name="Index_20_Link" text:visited-style-name="Index_20_Link">Modèle économique<text:tab/>2</text:a></text:p>
          <text:p text:style-name="P3"><text:a xlink:type="simple" xlink:href="#__RefHeading___Toc2215_1856726976" text:style-name="Index_20_Link" text:visited-style-name="Index_20_Link">L’avenir<text:tab/>2</text:a></text:p>
          <text:p text:style-name="P3"><text:a xlink:type="simple" xlink:href="#__RefHeading___Toc2217_1856726976" text:style-name="Index_20_Link" text:visited-style-name="Index_20_Link">Qui est derrière ?<text:tab/>2</text:a></text:p>
          <text:p text:style-name="P3"><text:a xlink:type="simple" xlink:href="#__RefHeading___Toc2219_1856726976" text:style-name="Index_20_Link" text:visited-style-name="Index_20_Link">Contact<text:tab/>2</text:a></text:p>
        </text:index-body>
      </text:table-of-content>
      <text:p text:style-name="P1"/>
      <text:p text:style-name="P2"/>
      <text:h text:style-name="Heading_20_1" text:outline-level="1"><text:bookmark-start text:name="__RefHeading___Toc2205_1856726976"/>Présentation<text:bookmark-end text:name="__RefHeading___Toc2205_1856726976"/></text:h>
      <text:h text:style-name="Heading_20_1" text:outline-level="1"><text:bookmark-start text:name="__RefHeading___Toc2207_1856726976"/>Comment est venue l’idée ?<text:bookmark-end text:name="__RefHeading___Toc2207_1856726976"/></text:h>
      <text:h text:style-name="Heading_20_1" text:outline-level="1"><text:bookmark-start text:name="__RefHeading___Toc2209_1856726976"/>Comment ça fonctionne ?<text:bookmark-end text:name="__RefHeading___Toc2209_1856726976"/></text:h>
      <text:h text:style-name="Heading_20_1" text:outline-level="1"><text:bookmark-start text:name="__RefHeading___Toc2211_1856726976"/>Pour qui ?<text:bookmark-end text:name="__RefHeading___Toc2211_1856726976"/></text:h>
      <text:h text:style-name="Heading_20_1" text:outline-level="1"><text:bookmark-start text:name="__RefHeading___Toc2213_1856726976"/>Modèle économique<text:bookmark-end text:name="__RefHeading___Toc2213_1856726976"/></text:h>
      <text:h text:style-name="Heading_20_1" text:outline-level="1"><text:bookmark-start text:name="__RefHeading___Toc2215_1856726976"/>L’avenir<text:bookmark-end text:name="__RefHeading___Toc2215_1856726976"/></text:h>
      <text:h text:style-name="Heading_20_1" text:outline-level="1"><text:bookmark-start text:name="__RefHeading___Toc2217_1856726976"/>Qui est derrière ?<text:bookmark-end text:name="__RefHeading___Toc2217_1856726976"/></text:h>
      <text:p text:style-name="Text_20_body"><text:span text:style-name="T1">Les fondateurs, l’équipe, l’entreprise…</text:span></text:p>
      <text:h text:style-name="Heading_20_1" text:outline-level="1"><text:bookmark-start text:name="__RefHeading___Toc2219_1856726976"/>Contact<text:bookmark-end text:name="__RefHeading___Toc2219_1856726976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56M19S</meta:editing-duration>
    <meta:editing-cycles>5</meta:editing-cycles>
    <meta:generator>LibreOffice/5.1.6.2$Windows_x86 LibreOffice_project/07ac168c60a517dba0f0d7bc7540f5afa45f0909</meta:generator>
    <dc:date>2016-12-08T15:26:05.719000000</dc:date>
    <meta:document-statistic meta:table-count="0" meta:image-count="0" meta:object-count="0" meta:page-count="2" meta:paragraph-count="20" meta:word-count="59" meta:character-count="332" meta:non-whitespace-character-count="293"/>
    <meta:user-defined meta:name="Info 1"/>
    <meta:user-defined meta:name="Info 2"/>
    <meta:user-defined meta:name="Info 3"/>
    <meta:user-defined meta:name="Info 4"/>
  </office:meta>
</office:document-meta>
</file>